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rget_data" table:style-name="ta1">
        <table:shapes>
          <draw:frame draw:z-index="0" draw:style-name="gr1" draw:text-style-name="P1" svg:width="282.67mm" svg:height="134.14mm" svg:x="90.83mm" svg:y="19.11mm">
            <draw:object draw:notify-on-update-of-ranges="target_data.A1:target_data.A1 target_data.A2:target_data.A552 target_data.B1:target_data.B1 target_data.B2:target_data.B5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Target Data</text:p>
          </table:table-cell>
          <table:table-cell office:value-type="string" calcext:value-type="string">
            <text:p>SimulationResult 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Sim1 :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  <table:table-cell office:value-type="string" calcext:value-type="string">
            <text:p>mindeathAge = 26 maxdeathAge = 31 minFertileAge = 26 maxFertileAge= 31 fissionProb = 0.105 harvest.adjustment.level = 0.9 sigmaahv = 0.5 global.random.seed = 2 startYear = 800 stop.at = 551 board.sizex = 80 board.sizey = 120 count.of.agents = 14 q = 0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table:number-columns-repeated="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4" calcext:value-type="float">
            <text:p>84</text:p>
          </table:table-cell>
          <table:table-cell table:number-columns-repeated="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  <table:table-cell table:number-columns-repeated="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table:number-columns-repeated="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table:number-columns-repeated="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table:number-columns-repeated="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5" calcext:value-type="float">
            <text:p>115</text:p>
          </table:table-cell>
          <table:table-cell table:number-columns-repeated="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table:number-columns-repeated="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table:number-columns-repeated="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  <table:table-cell table:number-columns-repeated="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table:number-columns-repeated="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table:number-columns-repeated="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table:number-columns-repeated="1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table:number-columns-repeated="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9" calcext:value-type="float">
            <text:p>209</text:p>
          </table:table-cell>
          <table:table-cell table:number-columns-repeated="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table:number-columns-repeated="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table:number-columns-repeated="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table:number-columns-repeated="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 table:number-columns-repeated="1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table:number-columns-repeated="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7" calcext:value-type="float">
            <text:p>217</text:p>
          </table:table-cell>
          <table:table-cell table:number-columns-repeated="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3" calcext:value-type="float">
            <text:p>223</text:p>
          </table:table-cell>
          <table:table-cell table:number-columns-repeated="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6" calcext:value-type="float">
            <text:p>226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table:number-columns-repeated="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  <table:table-cell table:number-columns-repeated="1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9" calcext:value-type="float">
            <text:p>239</text:p>
          </table:table-cell>
          <table:table-cell table:number-columns-repeated="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0" calcext:value-type="float">
            <text:p>250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0" calcext:value-type="float">
            <text:p>260</text:p>
          </table:table-cell>
          <table:table-cell table:number-columns-repeated="1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2" calcext:value-type="float">
            <text:p>262</text:p>
          </table:table-cell>
          <table:table-cell table:number-columns-repeated="1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table:number-columns-repeated="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19:44:11.607339830</dc:date>
    <meta:editing-duration>PT1H35M22S</meta:editing-duration>
    <meta:editing-cycles>2</meta:editing-cycles>
    <meta:generator>LibreOffice/6.0.7.3$Linux_X86_64 LibreOffice_project/00m0$Build-3</meta:generator>
    <meta:document-statistic meta:table-count="1" meta:cell-count="110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268cm" svg:height="13.415cm" xlink:href=".." xlink:type="simple" chart:class="chart:line" chart:style-name="ch1">
        <chart:legend chart:legend-position="end" svg:x="24.04cm" svg:y="6.159cm" style:legend-expansion="high" chart:style-name="ch2"/>
        <chart:plot-area chart:style-name="ch3" table:cell-range-address="target_data.A1:target_data.B552" chart:data-source-has-labels="row" svg:x="0.565cm" svg:y="0.268cm" svg:width="22.91cm" svg:height="12.879cm">
          <chartooo:coordinate-region svg:x="1.372cm" svg:y="0.389cm" svg:width="22.103cm" svg:height="11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rget_data.A2:target_data.A552" chart:label-cell-address="target_data.A1:target_data.A1" chart:class="chart:line">
            <chart:data-point chart:repeated="551"/>
          </chart:series>
          <chart:series chart:style-name="ch7" chart:values-cell-range-address="target_data.B2:target_data.B552" chart:label-cell-address="target_data.B1:target_data.B1" chart:class="chart:line">
            <chart:data-point chart:repeated="5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Data</text:p>
                <draw:g>
                  <svg:desc>target_data.A1:target_data.A1</svg:desc>
                </draw:g>
              </table:table-cell>
              <table:table-cell office:value-type="string">
                <text:p>SimulationResult 1</text:p>
                <draw:g>
                  <svg:desc>target_data.B1:target_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target_data.A2:target_data.A552</svg:desc>
                </draw:g>
              </table:table-cell>
              <table:table-cell office:value-type="float" office:value="15">
                <text:p>15</text:p>
                <draw:g>
                  <svg:desc>target_data.B2:target_data.B5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">
                <text:p>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">
                <text:p>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">
                <text:p>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">
                <text:p>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3">
                <text:p>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">
                <text:p>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3">
                <text:p>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">
                <text:p>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7">
                <text:p>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7">
                <text:p>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">
                <text:p>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">
                <text:p>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">
                <text:p>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">
                <text:p>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9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">
                <text:p>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">
                <text:p>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7">
                <text:p>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7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6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">
                <text:p>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8">
                <text:p>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1">
                <text:p>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">
                <text:p>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5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5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7">
                <text:p>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7">
                <text:p>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4">
                <text:p>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4">
                <text:p>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">
                <text:p>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4">
                <text:p>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4">
                <text:p>1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9">
                <text:p>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9">
                <text:p>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9">
                <text:p>1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9">
                <text:p>1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9">
                <text:p>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9">
                <text:p>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2">
                <text:p>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2">
                <text:p>1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2">
                <text:p>1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2">
                <text:p>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3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3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">
                <text:p>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">
                <text:p>1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">
                <text:p>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">
                <text:p>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1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1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">
                <text:p>1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">
                <text:p>1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">
                <text:p>1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1">
                <text:p>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1">
                <text:p>1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">
                <text:p>1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6">
                <text:p>1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">
                <text:p>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4">
                <text:p>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3">
                <text:p>1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3">
                <text:p>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3">
                <text:p>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">
                <text:p>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">
                <text:p>1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">
                <text:p>1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">
                <text:p>1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">
                <text:p>1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4">
                <text:p>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3">
                <text:p>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4">
                <text:p>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1">
                <text:p>1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2">
                <text:p>1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2">
                <text:p>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2">
                <text:p>1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2">
                <text:p>1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2">
                <text:p>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2">
                <text:p>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5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5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6">
                <text:p>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6">
                <text:p>1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6">
                <text:p>1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7">
                <text:p>1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6">
                <text:p>1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6">
                <text:p>1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6">
                <text:p>1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6">
                <text:p>1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9">
                <text:p>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9">
                <text:p>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0">
                <text:p>1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0">
                <text:p>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">
                <text:p>1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">
                <text:p>1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">
                <text:p>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">
                <text:p>1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">
                <text:p>1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2">
                <text:p>1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">
                <text:p>1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">
                <text:p>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8">
                <text:p>1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1">
                <text:p>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1">
                <text:p>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">
                <text:p>1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1">
                <text:p>1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1">
                <text:p>1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9">
                <text:p>1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9">
                <text:p>1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7">
                <text:p>1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8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8">
                <text:p>1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8">
                <text:p>1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8">
                <text:p>1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0">
                <text:p>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0">
                <text:p>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0">
                <text:p>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1">
                <text:p>1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1">
                <text:p>1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2">
                <text:p>1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2">
                <text:p>1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2">
                <text:p>1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3">
                <text:p>1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3">
                <text:p>1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3">
                <text:p>1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6">
                <text:p>1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7">
                <text:p>1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8">
                <text:p>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8">
                <text:p>1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9">
                <text:p>1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9">
                <text:p>1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0">
                <text:p>1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">
                <text:p>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2">
                <text:p>1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6">
                <text:p>1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4">
                <text:p>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4">
                <text:p>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6">
                <text:p>1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7">
                <text:p>1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7">
                <text:p>1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9">
                <text:p>1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1">
                <text:p>1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1">
                <text:p>1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3">
                <text:p>1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2">
                <text:p>1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4">
                <text:p>1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6">
                <text:p>1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7">
                <text:p>1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3">
                <text:p>1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8">
                <text:p>1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8">
                <text:p>1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9">
                <text:p>1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9">
                <text:p>1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8">
                <text:p>1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0">
                <text:p>1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0">
                <text:p>1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2">
                <text:p>1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2">
                <text:p>1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2">
                <text:p>1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3">
                <text:p>1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3">
                <text:p>1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4">
                <text:p>1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5">
                <text:p>1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5">
                <text:p>1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7">
                <text:p>1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6">
                <text:p>1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7">
                <text:p>1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7">
                <text:p>1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9">
                <text:p>1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9">
                <text:p>1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0">
                <text:p>1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5">
                <text:p>1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">
                <text:p>1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">
                <text:p>1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7">
                <text:p>1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8">
                <text:p>14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9">
                <text:p>14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9">
                <text:p>1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1">
                <text:p>1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3">
                <text:p>1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4">
                <text:p>15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5">
                <text:p>1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7">
                <text:p>1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9">
                <text:p>1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0">
                <text:p>1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1">
                <text:p>16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3">
                <text:p>1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6">
                <text:p>16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7">
                <text:p>16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7">
                <text:p>16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9">
                <text:p>1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9">
                <text:p>16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1">
                <text:p>17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0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3">
                <text:p>1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6">
                <text:p>17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8">
                <text:p>17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8">
                <text:p>17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0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2">
                <text:p>18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4">
                <text:p>18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4">
                <text:p>18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5">
                <text:p>18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8">
                <text:p>18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9">
                <text:p>1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0">
                <text:p>1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2">
                <text:p>1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3">
                <text:p>19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2">
                <text:p>19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4">
                <text:p>19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4">
                <text:p>19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4">
                <text:p>19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5">
                <text:p>19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9">
                <text:p>19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2">
                <text:p>19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3">
                <text:p>19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4">
                <text:p>19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6">
                <text:p>19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">
                <text:p>19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0">
                <text:p>2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2">
                <text:p>2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2">
                <text:p>2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4">
                <text:p>20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1">
                <text:p>20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9">
                <text:p>20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8">
                <text:p>20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1">
                <text:p>21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2">
                <text:p>21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2">
                <text:p>21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3">
                <text:p>2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4">
                <text:p>2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5">
                <text:p>2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6">
                <text:p>21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0">
                <text:p>2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8">
                <text:p>20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6">
                <text:p>20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1">
                <text:p>2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6">
                <text:p>19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8">
                <text:p>1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1">
                <text:p>1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6">
                <text:p>17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2">
                <text:p>1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9">
                <text:p>1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6">
                <text:p>1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8">
                <text:p>1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6">
                <text:p>1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1">
                <text:p>1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4">
                <text:p>1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6">
                <text:p>1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8">
                <text:p>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0">
                <text:p>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8">
                <text:p>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">
                <text:p>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